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SockJsSession.setBinaryMessageSizeLimit( int messageSize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SockJsSession.disconnect( CloseStatus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ockJsSession.getNumberOfLastActiveTimeUpd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ockJsSession.setActive( boolean ac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ockJsSession.getExten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ockJsSession.setPrincipal( Principal princip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ockJsSession.getLocal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ockJsSession.setUri( URI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ockJsSession.didCancelHeartbe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ockJsSession.setExtensions( List &lt; WebSocketExtension &gt; exten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ockJsSession.sendMessageInternal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SockJsSession.setRemoteAddress( InetSocketAddress remote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ockJsSession.getBinaryMessageSize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ockJsSession.getClose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ockJsSession.updateLastActiv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SockJsSession.cancelHeartbe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SockJsSession.get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ockJsSession.getTextMessageSize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ockJsSession.setAcceptedProtocol( String proto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ockJsSession.setTextMessageSizeLimit( int messageSize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SockJsSession.is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ockJsSession.getRemote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ockJsSession.setExceptionOnWrite( IOException exceptionOnWr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ockJsSession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ockJsSession.getSockJsFramesWritt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ockJsSession.setHeaders( HttpHeaders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ockJsSession.TestSockJsSession( String sessionId , SockJsServiceConfig config , WebSocketHandler wsHandler , Map &lt; String , Object &gt;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ockJsSession.getAccepted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ockJsSession.getHandshake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ockJsSession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ockJsSession.writeFrameInternal( SockJsFrame fr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SockJsSession.setLocalAddress( InetSocketAddress local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